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99cm" svg:stroke-color="#ff3333" draw:fill="none" fo:padding-top="0.049cm" fo:padding-bottom="0.049cm" fo:padding-left="0.049cm" fo:padding-right="0.049cm"/>
    </style:style>
    <style:style style:name="gr2" style:family="graphic" style:parent-style-name="standard">
      <style:graphic-properties draw:stroke="solid" svg:stroke-width="0.099cm" svg:stroke-color="#009900" draw:fill="none" fo:padding-top="0.049cm" fo:padding-bottom="0.049cm" fo:padding-left="0.049cm" fo:padding-right="0.049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color="#000000" draw:fill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97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26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11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003cm" fo:padding-top="0cm" fo:padding-bottom="0cm" fo:padding-left="0cm" fo:padding-right="0cm"/>
    </style:style>
    <style:style style:name="gr9" style:family="graphic" style:parent-style-name="standard">
      <style:graphic-properties svg:stroke-color="#663300" draw:fill="solid" draw:fill-color="#cc9900" draw:textarea-vertical-align="middle"/>
    </style:style>
    <style:style style:name="gr10" style:family="graphic" style:parent-style-name="standard">
      <style:graphic-properties svg:stroke-color="#111111" draw:fill="solid" draw:fill-color="#111111" draw:textarea-vertical-align="middle"/>
    </style:style>
    <style:style style:name="gr11" style:family="graphic" style:parent-style-name="standard">
      <style:graphic-properties svg:stroke-color="#808080" draw:fill="solid" draw:fill-color="#999999" draw:opacity="85%" draw:textarea-vertical-align="middle" draw:shadow-opacity="85%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24pt"/>
    </style:style>
    <style:style style:name="P3" style:family="paragraph">
      <style:paragraph-properties fo:text-align="center"/>
    </style:style>
    <style:style style:name="T1" style:family="text">
      <style:text-properties fo:color="#000000" fo:font-family="'Liberation Sans'" fo:font-size="18pt" style:font-size-asian="18pt" style:font-family-complex="'Liberation Sans'" style:font-size-complex="18pt"/>
    </style:style>
    <style:style style:name="T2" style:family="text">
      <style:text-properties fo:color="#000000" fo:font-family="'Liberation Sans'" fo:font-size="14pt" style:font-size-asian="14pt" style:font-family-complex="'Liberation Sans'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layer="layout" svg:x1="7.91cm" svg:y1="7.85cm" svg:x2="4.106cm" svg:y2="1.259cm">
          <text:p/>
        </draw:line>
        <draw:line draw:style-name="gr1" draw:layer="layout" svg:x1="7.91cm" svg:y1="7.85cm" svg:x2="3.019cm" svg:y2="2.021cm">
          <text:p/>
        </draw:line>
        <draw:line draw:style-name="gr1" draw:layer="layout" svg:x1="7.91cm" svg:y1="7.85cm" svg:x2="2.081cm" svg:y2="2.959cm">
          <text:p/>
        </draw:line>
        <draw:line draw:style-name="gr1" draw:layer="layout" svg:x1="7.91cm" svg:y1="7.853cm" svg:x2="1.322cm" svg:y2="4.046cm">
          <text:p/>
        </draw:line>
        <draw:line draw:style-name="gr1" draw:layer="layout" svg:x1="7.91cm" svg:y1="7.853cm" svg:x2="1.322cm" svg:y2="4.046cm">
          <text:p/>
        </draw:line>
        <draw:line draw:style-name="gr1" draw:layer="layout" svg:x1="7.913cm" svg:y1="7.853cm" svg:x2="0.762cm" svg:y2="5.249cm">
          <text:p/>
        </draw:line>
        <draw:line draw:style-name="gr2" draw:layer="layout" svg:x1="7.905cm" svg:y1="7.853cm" svg:x2="15.054cm" svg:y2="5.249cm">
          <text:p/>
        </draw:line>
        <draw:line draw:style-name="gr2" draw:layer="layout" svg:x1="7.905cm" svg:y1="7.853cm" svg:x2="15.396cm" svg:y2="6.533cm">
          <text:p/>
        </draw:line>
        <draw:line draw:style-name="gr2" draw:layer="layout" svg:x1="7.905cm" svg:y1="7.842cm" svg:x2="7.905cm" svg:y2="0.236cm">
          <text:p/>
        </draw:line>
        <draw:line draw:style-name="gr2" draw:layer="layout" svg:x1="7.905cm" svg:y1="7.846cm" svg:x2="9.229cm" svg:y2="0.352cm">
          <text:p/>
        </draw:line>
        <draw:line draw:style-name="gr2" draw:layer="layout" svg:x1="7.905cm" svg:y1="7.846cm" svg:x2="10.51cm" svg:y2="0.698cm">
          <text:p/>
        </draw:line>
        <draw:line draw:style-name="gr2" draw:layer="layout" svg:x1="7.905cm" svg:y1="7.85cm" svg:x2="11.709cm" svg:y2="1.259cm">
          <text:p/>
        </draw:line>
        <draw:line draw:style-name="gr2" draw:layer="layout" svg:x1="7.905cm" svg:y1="7.85cm" svg:x2="12.796cm" svg:y2="2.021cm">
          <text:p/>
        </draw:line>
        <draw:line draw:style-name="gr2" draw:layer="layout" svg:x1="7.905cm" svg:y1="7.853cm" svg:x2="14.496cm" svg:y2="4.046cm">
          <text:p/>
        </draw:line>
        <draw:line draw:style-name="gr2" draw:layer="layout" svg:x1="7.905cm" svg:y1="7.85cm" svg:x2="13.734cm" svg:y2="2.959cm">
          <text:p/>
        </draw:line>
        <draw:polygon draw:style-name="gr3" draw:layer="layout" svg:width="1.926cm" svg:height="1.097cm" svg:x="6.985cm" svg:y="7.81cm" svg:viewBox="0 0 1927 1098" draw:points="963,1098 0,1098 0,0 1927,0 1927,1098">
          <text:p/>
        </draw:polygon>
        <draw:line draw:style-name="gr2" draw:layer="layout" svg:x1="7.905cm" svg:y1="7.853cm" svg:x2="15.054cm" svg:y2="5.249cm">
          <text:p/>
        </draw:line>
        <draw:line draw:style-name="gr2" draw:layer="layout" svg:x1="7.905cm" svg:y1="7.853cm" svg:x2="15.396cm" svg:y2="6.533cm">
          <text:p/>
        </draw:line>
        <draw:line draw:style-name="gr2" draw:layer="layout" svg:x1="7.905cm" svg:y1="7.842cm" svg:x2="7.905cm" svg:y2="0.236cm">
          <text:p/>
        </draw:line>
        <draw:line draw:style-name="gr2" draw:layer="layout" svg:x1="7.905cm" svg:y1="7.846cm" svg:x2="9.229cm" svg:y2="0.352cm">
          <text:p/>
        </draw:line>
        <draw:line draw:style-name="gr2" draw:layer="layout" svg:x1="7.905cm" svg:y1="7.846cm" svg:x2="10.51cm" svg:y2="0.698cm">
          <text:p/>
        </draw:line>
        <draw:line draw:style-name="gr2" draw:layer="layout" svg:x1="7.905cm" svg:y1="7.85cm" svg:x2="11.709cm" svg:y2="1.259cm">
          <text:p/>
        </draw:line>
        <draw:line draw:style-name="gr2" draw:layer="layout" svg:x1="7.905cm" svg:y1="7.85cm" svg:x2="12.796cm" svg:y2="2.021cm">
          <text:p/>
        </draw:line>
        <draw:line draw:style-name="gr2" draw:layer="layout" svg:x1="7.905cm" svg:y1="7.853cm" svg:x2="14.496cm" svg:y2="4.046cm">
          <text:p/>
        </draw:line>
        <draw:line draw:style-name="gr2" draw:layer="layout" svg:x1="7.905cm" svg:y1="7.85cm" svg:x2="13.734cm" svg:y2="2.959cm">
          <text:p/>
        </draw:line>
        <draw:line draw:style-name="gr1" draw:layer="layout" svg:x1="7.912cm" svg:y1="7.842cm" svg:x2="7.912cm" svg:y2="0.236cm">
          <text:p/>
        </draw:line>
        <draw:line draw:style-name="gr2" draw:layer="layout" svg:x1="7.91cm" svg:y1="7.846cm" svg:x2="6.589cm" svg:y2="0.352cm">
          <text:p/>
        </draw:line>
        <draw:line draw:style-name="gr4" draw:layer="layout" svg:x1="7.91cm" svg:y1="7.846cm" svg:x2="5.309cm" svg:y2="0.698cm">
          <text:p/>
        </draw:line>
        <draw:line draw:style-name="gr1" draw:layer="layout" svg:x1="7.913cm" svg:y1="7.853cm" svg:x2="2.638cm" svg:y2="5.944cm">
          <text:p/>
        </draw:line>
        <draw:line draw:style-name="gr1" draw:layer="layout" svg:x1="7.91cm" svg:y1="7.85cm" svg:x2="5.831cm" svg:y2="4.258cm">
          <text:p/>
        </draw:line>
        <draw:line draw:style-name="gr1" draw:layer="layout" svg:x1="7.91cm" svg:y1="7.85cm" svg:x2="5.182cm" svg:y2="4.607cm">
          <text:p/>
        </draw:line>
        <draw:line draw:style-name="gr1" draw:layer="layout" svg:x1="7.91cm" svg:y1="7.853cm" svg:x2="4.049cm" svg:y2="5.644cm">
          <text:p/>
        </draw:line>
        <draw:line draw:style-name="gr1" draw:layer="layout" svg:x1="7.91cm" svg:y1="7.85cm" svg:x2="4.773cm" svg:y2="5.231cm">
          <text:p/>
        </draw:line>
        <draw:frame draw:style-name="gr5" draw:text-style-name="P2" draw:layer="layout" svg:width="4.976cm" svg:height="0.713cm" svg:x="5.887cm" svg:y="8.999cm">
          <draw:text-box>
            <text:p text:style-name="P1"><text:span text:style-name="T1">DOAS Instrument</text:span></text:p>
          </draw:text-box>
        </draw:frame>
        <draw:frame draw:style-name="gr6" draw:text-style-name="P2" draw:layer="layout" svg:width="2.263cm" svg:height="0.713cm" svg:x="2.175cm" svg:y="10.276cm">
          <draw:text-box>
            <text:p text:style-name="P1"><text:span text:style-name="T1">Vulcano</text:span></text:p>
          </draw:text-box>
        </draw:frame>
        <draw:frame draw:style-name="gr7" draw:text-style-name="P2" draw:layer="layout" svg:width="3.114cm" svg:height="0.556cm" svg:x="12.1cm" svg:y="7.649cm">
          <draw:text-box>
            <text:p text:style-name="P1"><text:span text:style-name="T2">Plume Region</text:span></text:p>
          </draw:text-box>
        </draw:frame>
        <draw:line draw:style-name="gr1" draw:layer="layout" svg:x1="11.257cm" svg:y1="7.923cm" svg:x2="11.832cm" svg:y2="7.923cm">
          <text:p/>
        </draw:line>
        <draw:line draw:style-name="gr2" draw:layer="layout" svg:x1="11.257cm" svg:y1="8.424cm" svg:x2="11.835cm" svg:y2="8.424cm">
          <text:p/>
        </draw:line>
        <draw:frame draw:style-name="gr8" draw:text-style-name="P2" draw:layer="layout" svg:width="4.003cm" svg:height="0.556cm" svg:x="12.1cm" svg:y="8.206cm">
          <draw:text-box>
            <text:p text:style-name="P1"><text:span text:style-name="T2">Reference Region</text:span></text:p>
          </draw:text-box>
        </draw:frame>
        <draw:path draw:style-name="gr9" draw:text-style-name="P3" draw:layer="layout" svg:width="4.917cm" svg:height="2.606cm" svg:x="1cm" svg:y="7.585cm" svg:viewBox="0 0 4918 2607" svg:d="M18 2607c-128-385 474-1325 600-1700 91-270 172-1403 1014-657 288 255 691-53 1150-191 538-162 631 721 1035 1035 361 281 119 944 690 1074l411 439z">
          <text:p/>
        </draw:path>
        <draw:ellipse draw:style-name="gr10" draw:text-style-name="P3" draw:layer="layout" svg:width="2.3cm" svg:height="0.5cm" svg:x="1.875cm" svg:y="7.476cm">
          <text:p/>
        </draw:ellipse>
        <draw:line draw:style-name="gr1" draw:layer="layout" svg:x1="7.91cm" svg:y1="7.846cm" svg:x2="5.309cm" svg:y2="0.698cm">
          <text:p/>
        </draw:line>
        <draw:line draw:style-name="gr1" draw:layer="layout" svg:x1="7.91cm" svg:y1="7.846cm" svg:x2="6.589cm" svg:y2="0.352cm">
          <text:p/>
        </draw:line>
        <draw:path draw:style-name="gr11" draw:text-style-name="P3" draw:layer="layout" svg:width="6.342cm" svg:height="5.704cm" svg:x="1.955cm" svg:y="2.25cm" svg:viewBox="0 0 6343 5705" svg:d="M2176 5486c15-161 36-321 47-480 12-164-18-333 15-495 35-171 94-374 279-448 156-63 328-63 495-62 159 1 320 0 480 0 165-1 334 5 495 62 156 55 323 89 495 77 168-12 341-24 510 0 189 27 344-97 449-248 112-160 169-330 248-495 85-178 161-369 325-495 159-122 180-333 232-511 46-161 71-329 92-495 23-191-41-385-154-526-115-144-76-384-310-433-166-35-330-23-495-31-171-9-339 39-510 62-169 22-355 48-511-31-176-89-368-171-495-325-129-155-292-270-449-387-154-115-341-182-526-201-164-17-338-44-495 0-184 52-295 263-325 449-27 163 25 332-62 495-94 176-201 343-340 480-126 124-332 96-495 77-219-25-352 193-387 371-33 164-89 324-109 495-19 166-49 338 16 496 64 155 196 335 77 510-120 176-373 215-464 403-79 163-159 335-139 526 19 186-215 322-155 495 59 171 37 323 16 495-23 194 264 219 417 294 160 79 318 91 480 93 159 2 322-18 480 0 199 22 294-203 495-140l108-15z">
          <text:p/>
        </draw:path>
        <draw:line draw:style-name="gr1" draw:layer="layout" svg:x1="7.911cm" svg:y1="7.846cm" svg:x2="6.499cm" svg:y2="3.976cm">
          <text:p/>
        </draw:line>
        <draw:line draw:style-name="gr2" draw:layer="layout" svg:x1="7.913cm" svg:y1="7.853cm" svg:x2="0.419cm" svg:y2="6.533cm">
          <text:p/>
        </draw:line>
        <draw:line draw:style-name="gr1" draw:layer="layout" svg:x1="7.91cm" svg:y1="7.851cm" svg:x2="5.74cm" svg:y2="4.069cm">
          <text:p/>
        </draw:line>
        <draw:line draw:style-name="gr1" draw:layer="layout" svg:x1="7.911cm" svg:y1="7.851cm" svg:x2="4.967cm" svg:y2="4.332cm">
          <text:p/>
        </draw:line>
        <draw:line draw:style-name="gr1" draw:layer="layout" svg:x1="7.911cm" svg:y1="7.851cm" svg:x2="4.1cm" svg:y2="4.657cm">
          <text:p/>
        </draw:line>
        <draw:line draw:style-name="gr1" draw:layer="layout" svg:x1="7.91cm" svg:y1="7.854cm" svg:x2="3.327cm" svg:y2="5.229cm">
          <text:p/>
        </draw:line>
        <draw:line draw:style-name="gr1" draw:layer="layout" svg:x1="7.914cm" svg:y1="7.853cm" svg:x2="2.847cm" svg:y2="6.019cm">
          <text:p/>
        </draw:line>
        <draw:line draw:style-name="gr1" draw:layer="layout" svg:x1="7.911cm" svg:y1="7.846cm" svg:x2="7.226cm" svg:y2="4.023cm">
          <text:p/>
        </draw:line>
        <draw:line draw:style-name="gr1" draw:layer="layout" svg:x1="7.912cm" svg:y1="7.842cm" svg:x2="7.907cm" svg:y2="4.1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6.51cm" fo:page-height="11.9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8-09T19:27:39.347619045</meta:creation-date>
    <dc:date>2018-02-22T17:45:07.06</dc:date>
    <meta:editing-duration>PT17H41M7S</meta:editing-duration>
    <meta:editing-cycles>4</meta:editing-cycles>
    <meta:generator>OpenOffice/4.1.3$Win32 OpenOffice.org_project/413m1$Build-9783</meta:generator>
    <dc:creator>NOVAC_Eval DOAS</dc:creator>
    <meta:document-statistic meta:object-count="53"/>
  </office:meta>
</office:document-meta>
</file>